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272000000A7F9B36AC1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kt_20_ohne_20_Füllung_20_und_20_ohne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000000" draw:fill="none" draw:textarea-vertical-align="middle"/>
    </style:style>
    <style:style style:name="gr3" style:family="graphic" style:parent-style-name="standard">
      <style:graphic-properties svg:stroke-color="#000000" draw:fill="hatch" draw:fill-hatch-name="Black_20_90_20_Degrees" draw:opacity="20%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svg:stroke-color="#000000" draw:fill="hatch" draw:fill-hatch-name="Black_20_90_20_Degrees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42.9cm" svg:height="5.8cm" svg:x="1cm" svg:y="1cm">
          <draw:image xlink:href="Pictures/1000000000000272000000A7F9B36AC1.png" xlink:type="simple" xlink:show="embed" xlink:actuate="onLoad">
            <text:p/>
          </draw:image>
        </draw:frame>
        <draw:g>
          <draw:rect draw:style-name="gr2" draw:text-style-name="P1" draw:layer="layout" svg:width="21.45cm" svg:height="5.8cm" svg:x="1cm" svg:y="1cm">
            <text:p/>
          </draw:rect>
          <draw:rect draw:style-name="gr2" draw:text-style-name="P1" draw:layer="layout" svg:width="42.9cm" svg:height="5.8cm" svg:x="1cm" svg:y="1cm">
            <text:p/>
          </draw:rect>
          <draw:custom-shape draw:style-name="gr3" draw:text-style-name="P1" draw:layer="layout" svg:width="3.452cm" svg:height="3.45cm" svg:x="1cm" svg:y="3.35cm">
            <text:p/>
            <draw:enhanced-geometry svg:viewBox="0 0 21600 21600" draw:glue-points="?f0 0 ?f1 10800 0 21600 10800 21600 21600 21600 ?f7 10800" draw:text-areas="?f1 10800 ?f2 18000 ?f3 7200 ?f4 21600" draw:type="isosceles-triangle" draw:modifiers="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3" draw:text-style-name="P1" draw:layer="layout" svg:width="4cm" svg:height="2cm" svg:x="4.452cm" svg:y="4.8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3" draw:text-style-name="P1" draw:layer="layout" svg:width="4cm" svg:height="2cm" svg:x="12.452cm" svg:y="4.801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3" draw:text-style-name="P1" draw:layer="layout" svg:width="4cm" svg:height="2cm" svg:x="16.452cm" svg:y="4.801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3" draw:text-style-name="P1" draw:layer="layout" svg:width="4cm" svg:height="2cm" svg:x="24.452cm" svg:y="4.802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3" draw:text-style-name="P1" draw:layer="layout" svg:width="4cm" svg:height="2cm" svg:x="28.452cm" svg:y="4.802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3" draw:text-style-name="P1" draw:layer="layout" svg:width="4cm" svg:height="2cm" svg:x="36.452cm" svg:y="4.801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3" draw:text-style-name="P1" draw:layer="layout" svg:width="3.448cm" svg:height="3.45cm" svg:x="40.452cm" svg:y="3.35cm">
            <text:p/>
            <draw:enhanced-geometry svg:viewBox="0 0 21600 21600" draw:glue-points="?f0 0 ?f1 10800 0 21600 10800 21600 21600 21600 ?f7 10800" draw:text-areas="?f1 10800 ?f2 18000 ?f3 7200 ?f4 21600" draw:type="isosceles-triangle" draw:modifiers="216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rect draw:style-name="gr4" draw:text-style-name="P1" draw:layer="layout" svg:width="23.4cm" svg:height="0.4cm" svg:x="10.75cm" svg:y="1cm">
            <text:p/>
          </draw:rect>
          <draw:rect draw:style-name="gr4" draw:text-style-name="P1" draw:layer="layout" svg:width="9.15cm" svg:height="0.4cm" svg:x="1cm" svg:y="1cm">
            <text:p/>
          </draw:rect>
          <draw:rect draw:style-name="gr4" draw:text-style-name="P1" draw:layer="layout" svg:width="9.15cm" svg:height="0.4cm" svg:x="34.75cm" svg:y="1cm">
            <text:p/>
          </draw:rect>
        </draw:g>
        <draw:frame draw:style-name="gr1" draw:text-style-name="P1" draw:layer="layout" svg:width="42.9cm" svg:height="5.8cm" svg:x="1.001cm" svg:y="7.001cm">
          <draw:image xlink:href="Pictures/1000000000000272000000A7F9B36AC1.png" xlink:type="simple" xlink:show="embed" xlink:actuate="onLoad">
            <text:p/>
          </draw:image>
        </draw:frame>
        <draw:g>
          <draw:rect draw:style-name="gr2" draw:text-style-name="P1" draw:layer="layout" svg:width="21.45cm" svg:height="5.8cm" svg:x="1.001cm" svg:y="7.001cm">
            <text:p/>
          </draw:rect>
          <draw:rect draw:style-name="gr2" draw:text-style-name="P1" draw:layer="layout" svg:width="42.9cm" svg:height="5.8cm" svg:x="1.001cm" svg:y="7.001cm">
            <text:p/>
          </draw:rect>
          <draw:custom-shape draw:style-name="gr3" draw:text-style-name="P1" draw:layer="layout" svg:width="3.452cm" svg:height="3.45cm" svg:x="1.001cm" svg:y="9.351cm">
            <text:p/>
            <draw:enhanced-geometry svg:viewBox="0 0 21600 21600" draw:glue-points="?f0 0 ?f1 10800 0 21600 10800 21600 21600 21600 ?f7 10800" draw:text-areas="?f1 10800 ?f2 18000 ?f3 7200 ?f4 21600" draw:type="isosceles-triangle" draw:modifiers="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3" draw:text-style-name="P1" draw:layer="layout" svg:width="4cm" svg:height="2cm" svg:x="4.453cm" svg:y="10.801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3" draw:text-style-name="P1" draw:layer="layout" svg:width="4cm" svg:height="2cm" svg:x="12.453cm" svg:y="10.802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3" draw:text-style-name="P1" draw:layer="layout" svg:width="4cm" svg:height="2cm" svg:x="16.453cm" svg:y="10.802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3" draw:text-style-name="P1" draw:layer="layout" svg:width="4cm" svg:height="2cm" svg:x="24.453cm" svg:y="10.803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3" draw:text-style-name="P1" draw:layer="layout" svg:width="4cm" svg:height="2cm" svg:x="28.453cm" svg:y="10.803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3" draw:text-style-name="P1" draw:layer="layout" svg:width="4cm" svg:height="2cm" svg:x="36.453cm" svg:y="10.802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3" draw:text-style-name="P1" draw:layer="layout" svg:width="3.448cm" svg:height="3.45cm" svg:x="40.453cm" svg:y="9.351cm">
            <text:p/>
            <draw:enhanced-geometry svg:viewBox="0 0 21600 21600" draw:glue-points="?f0 0 ?f1 10800 0 21600 10800 21600 21600 21600 ?f7 10800" draw:text-areas="?f1 10800 ?f2 18000 ?f3 7200 ?f4 21600" draw:type="isosceles-triangle" draw:modifiers="216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rect draw:style-name="gr4" draw:text-style-name="P1" draw:layer="layout" svg:width="23.4cm" svg:height="0.4cm" svg:x="10.751cm" svg:y="7.001cm">
            <text:p/>
          </draw:rect>
          <draw:rect draw:style-name="gr4" draw:text-style-name="P1" draw:layer="layout" svg:width="9.15cm" svg:height="0.4cm" svg:x="1.001cm" svg:y="7.001cm">
            <text:p/>
          </draw:rect>
          <draw:rect draw:style-name="gr4" draw:text-style-name="P1" draw:layer="layout" svg:width="9.15cm" svg:height="0.4cm" svg:x="34.751cm" svg:y="7.001cm">
            <text:p/>
          </draw:rect>
        </draw:g>
        <draw:frame draw:style-name="gr1" draw:text-style-name="P1" draw:layer="layout" svg:width="42.9cm" svg:height="5.8cm" svg:x="1.001cm" svg:y="14.001cm">
          <draw:image xlink:href="Pictures/1000000000000272000000A7F9B36AC1.png" xlink:type="simple" xlink:show="embed" xlink:actuate="onLoad">
            <text:p/>
          </draw:image>
        </draw:frame>
        <draw:g>
          <draw:rect draw:style-name="gr2" draw:text-style-name="P1" draw:layer="layout" svg:width="21.45cm" svg:height="5.8cm" svg:x="1.001cm" svg:y="14.001cm">
            <text:p/>
          </draw:rect>
          <draw:rect draw:style-name="gr2" draw:text-style-name="P1" draw:layer="layout" svg:width="42.9cm" svg:height="5.8cm" svg:x="1.001cm" svg:y="14.001cm">
            <text:p/>
          </draw:rect>
          <draw:custom-shape draw:style-name="gr3" draw:text-style-name="P1" draw:layer="layout" svg:width="3.452cm" svg:height="3.45cm" svg:x="1.001cm" svg:y="16.351cm">
            <text:p/>
            <draw:enhanced-geometry svg:viewBox="0 0 21600 21600" draw:glue-points="?f0 0 ?f1 10800 0 21600 10800 21600 21600 21600 ?f7 10800" draw:text-areas="?f1 10800 ?f2 18000 ?f3 7200 ?f4 21600" draw:type="isosceles-triangle" draw:modifiers="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3" draw:text-style-name="P1" draw:layer="layout" svg:width="4cm" svg:height="2cm" svg:x="4.453cm" svg:y="17.801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3" draw:text-style-name="P1" draw:layer="layout" svg:width="4cm" svg:height="2cm" svg:x="12.453cm" svg:y="17.802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3" draw:text-style-name="P1" draw:layer="layout" svg:width="4cm" svg:height="2cm" svg:x="16.453cm" svg:y="17.802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3" draw:text-style-name="P1" draw:layer="layout" svg:width="4cm" svg:height="2cm" svg:x="24.453cm" svg:y="17.803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3" draw:text-style-name="P1" draw:layer="layout" svg:width="4cm" svg:height="2cm" svg:x="28.453cm" svg:y="17.803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3" draw:text-style-name="P1" draw:layer="layout" svg:width="4cm" svg:height="2cm" svg:x="36.453cm" svg:y="17.802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3" draw:text-style-name="P1" draw:layer="layout" svg:width="3.448cm" svg:height="3.45cm" svg:x="40.453cm" svg:y="16.351cm">
            <text:p/>
            <draw:enhanced-geometry svg:viewBox="0 0 21600 21600" draw:glue-points="?f0 0 ?f1 10800 0 21600 10800 21600 21600 21600 ?f7 10800" draw:text-areas="?f1 10800 ?f2 18000 ?f3 7200 ?f4 21600" draw:type="isosceles-triangle" draw:modifiers="216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rect draw:style-name="gr4" draw:text-style-name="P1" draw:layer="layout" svg:width="23.4cm" svg:height="0.4cm" svg:x="10.751cm" svg:y="14.001cm">
            <text:p/>
          </draw:rect>
          <draw:rect draw:style-name="gr4" draw:text-style-name="P1" draw:layer="layout" svg:width="9.15cm" svg:height="0.4cm" svg:x="1.001cm" svg:y="14.001cm">
            <text:p/>
          </draw:rect>
          <draw:rect draw:style-name="gr4" draw:text-style-name="P1" draw:layer="layout" svg:width="9.15cm" svg:height="0.4cm" svg:x="34.751cm" svg:y="14.001cm">
            <text:p/>
          </draw:rect>
        </draw:g>
        <draw:frame draw:style-name="gr1" draw:text-style-name="P1" draw:layer="layout" svg:width="42.9cm" svg:height="5.8cm" svg:x="1.002cm" svg:y="20.002cm">
          <draw:image xlink:href="Pictures/1000000000000272000000A7F9B36AC1.png" xlink:type="simple" xlink:show="embed" xlink:actuate="onLoad">
            <text:p/>
          </draw:image>
        </draw:frame>
        <draw:g>
          <draw:rect draw:style-name="gr2" draw:text-style-name="P1" draw:layer="layout" svg:width="21.45cm" svg:height="5.8cm" svg:x="1.002cm" svg:y="20.002cm">
            <text:p/>
          </draw:rect>
          <draw:rect draw:style-name="gr2" draw:text-style-name="P1" draw:layer="layout" svg:width="42.9cm" svg:height="5.8cm" svg:x="1.002cm" svg:y="20.002cm">
            <text:p/>
          </draw:rect>
          <draw:custom-shape draw:style-name="gr3" draw:text-style-name="P1" draw:layer="layout" svg:width="3.452cm" svg:height="3.45cm" svg:x="1.002cm" svg:y="22.352cm">
            <text:p/>
            <draw:enhanced-geometry svg:viewBox="0 0 21600 21600" draw:glue-points="?f0 0 ?f1 10800 0 21600 10800 21600 21600 21600 ?f7 10800" draw:text-areas="?f1 10800 ?f2 18000 ?f3 7200 ?f4 21600" draw:type="isosceles-triangle" draw:modifiers="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3" draw:text-style-name="P1" draw:layer="layout" svg:width="4cm" svg:height="2cm" svg:x="4.454cm" svg:y="23.802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3" draw:text-style-name="P1" draw:layer="layout" svg:width="4cm" svg:height="2cm" svg:x="12.454cm" svg:y="23.803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3" draw:text-style-name="P1" draw:layer="layout" svg:width="4cm" svg:height="2cm" svg:x="16.454cm" svg:y="23.803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3" draw:text-style-name="P1" draw:layer="layout" svg:width="4cm" svg:height="2cm" svg:x="24.454cm" svg:y="23.80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3" draw:text-style-name="P1" draw:layer="layout" svg:width="4cm" svg:height="2cm" svg:x="28.454cm" svg:y="23.80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3" draw:text-style-name="P1" draw:layer="layout" svg:width="4cm" svg:height="2cm" svg:x="36.454cm" svg:y="23.803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3" draw:text-style-name="P1" draw:layer="layout" svg:width="3.448cm" svg:height="3.45cm" svg:x="40.454cm" svg:y="22.352cm">
            <text:p/>
            <draw:enhanced-geometry svg:viewBox="0 0 21600 21600" draw:glue-points="?f0 0 ?f1 10800 0 21600 10800 21600 21600 21600 ?f7 10800" draw:text-areas="?f1 10800 ?f2 18000 ?f3 7200 ?f4 21600" draw:type="isosceles-triangle" draw:modifiers="216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rect draw:style-name="gr4" draw:text-style-name="P1" draw:layer="layout" svg:width="23.4cm" svg:height="0.4cm" svg:x="10.752cm" svg:y="20.002cm">
            <text:p/>
          </draw:rect>
          <draw:rect draw:style-name="gr4" draw:text-style-name="P1" draw:layer="layout" svg:width="9.15cm" svg:height="0.4cm" svg:x="1.002cm" svg:y="20.002cm">
            <text:p/>
          </draw:rect>
          <draw:rect draw:style-name="gr4" draw:text-style-name="P1" draw:layer="layout" svg:width="9.15cm" svg:height="0.4cm" svg:x="34.752cm" svg:y="20.002cm">
            <text:p/>
          </draw:rect>
        </draw:g>
        <draw:frame draw:style-name="gr1" draw:text-style-name="P1" draw:layer="layout" svg:width="42.9cm" svg:height="5.8cm" svg:x="1.001cm" svg:y="27.001cm">
          <draw:image xlink:href="Pictures/1000000000000272000000A7F9B36AC1.png" xlink:type="simple" xlink:show="embed" xlink:actuate="onLoad">
            <text:p/>
          </draw:image>
        </draw:frame>
        <draw:g>
          <draw:rect draw:style-name="gr2" draw:text-style-name="P1" draw:layer="layout" svg:width="21.45cm" svg:height="5.8cm" svg:x="1.001cm" svg:y="27.001cm">
            <text:p/>
          </draw:rect>
          <draw:rect draw:style-name="gr2" draw:text-style-name="P1" draw:layer="layout" svg:width="42.9cm" svg:height="5.8cm" svg:x="1.001cm" svg:y="27.001cm">
            <text:p/>
          </draw:rect>
          <draw:custom-shape draw:style-name="gr3" draw:text-style-name="P1" draw:layer="layout" svg:width="3.452cm" svg:height="3.45cm" svg:x="1.001cm" svg:y="29.351cm">
            <text:p/>
            <draw:enhanced-geometry svg:viewBox="0 0 21600 21600" draw:glue-points="?f0 0 ?f1 10800 0 21600 10800 21600 21600 21600 ?f7 10800" draw:text-areas="?f1 10800 ?f2 18000 ?f3 7200 ?f4 21600" draw:type="isosceles-triangle" draw:modifiers="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3" draw:text-style-name="P1" draw:layer="layout" svg:width="4cm" svg:height="2cm" svg:x="4.453cm" svg:y="30.801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3" draw:text-style-name="P1" draw:layer="layout" svg:width="4cm" svg:height="2cm" svg:x="12.453cm" svg:y="30.802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3" draw:text-style-name="P1" draw:layer="layout" svg:width="4cm" svg:height="2cm" svg:x="16.453cm" svg:y="30.802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3" draw:text-style-name="P1" draw:layer="layout" svg:width="4cm" svg:height="2cm" svg:x="24.453cm" svg:y="30.803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3" draw:text-style-name="P1" draw:layer="layout" svg:width="4cm" svg:height="2cm" svg:x="28.453cm" svg:y="30.803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3" draw:text-style-name="P1" draw:layer="layout" svg:width="4cm" svg:height="2cm" svg:x="36.453cm" svg:y="30.802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3" draw:text-style-name="P1" draw:layer="layout" svg:width="3.448cm" svg:height="3.45cm" svg:x="40.453cm" svg:y="29.351cm">
            <text:p/>
            <draw:enhanced-geometry svg:viewBox="0 0 21600 21600" draw:glue-points="?f0 0 ?f1 10800 0 21600 10800 21600 21600 21600 ?f7 10800" draw:text-areas="?f1 10800 ?f2 18000 ?f3 7200 ?f4 21600" draw:type="isosceles-triangle" draw:modifiers="216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rect draw:style-name="gr4" draw:text-style-name="P1" draw:layer="layout" svg:width="23.4cm" svg:height="0.4cm" svg:x="10.751cm" svg:y="27.001cm">
            <text:p/>
          </draw:rect>
          <draw:rect draw:style-name="gr4" draw:text-style-name="P1" draw:layer="layout" svg:width="9.15cm" svg:height="0.4cm" svg:x="1.001cm" svg:y="27.001cm">
            <text:p/>
          </draw:rect>
          <draw:rect draw:style-name="gr4" draw:text-style-name="P1" draw:layer="layout" svg:width="9.15cm" svg:height="0.4cm" svg:x="34.751cm" svg:y="27.001cm">
            <text:p/>
          </draw:rect>
        </draw:g>
        <draw:frame draw:style-name="gr1" draw:text-style-name="P1" draw:layer="layout" svg:width="42.9cm" svg:height="5.8cm" svg:x="1.002cm" svg:y="33.002cm">
          <draw:image xlink:href="Pictures/1000000000000272000000A7F9B36AC1.png" xlink:type="simple" xlink:show="embed" xlink:actuate="onLoad">
            <text:p/>
          </draw:image>
        </draw:frame>
        <draw:g>
          <draw:rect draw:style-name="gr2" draw:text-style-name="P1" draw:layer="layout" svg:width="21.45cm" svg:height="5.8cm" svg:x="1.002cm" svg:y="33.002cm">
            <text:p/>
          </draw:rect>
          <draw:rect draw:style-name="gr2" draw:text-style-name="P1" draw:layer="layout" svg:width="42.9cm" svg:height="5.8cm" svg:x="1.002cm" svg:y="33.002cm">
            <text:p/>
          </draw:rect>
          <draw:custom-shape draw:style-name="gr3" draw:text-style-name="P1" draw:layer="layout" svg:width="3.452cm" svg:height="3.45cm" svg:x="1.002cm" svg:y="35.352cm">
            <text:p/>
            <draw:enhanced-geometry svg:viewBox="0 0 21600 21600" draw:glue-points="?f0 0 ?f1 10800 0 21600 10800 21600 21600 21600 ?f7 10800" draw:text-areas="?f1 10800 ?f2 18000 ?f3 7200 ?f4 21600" draw:type="isosceles-triangle" draw:modifiers="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3" draw:text-style-name="P1" draw:layer="layout" svg:width="4cm" svg:height="2cm" svg:x="4.454cm" svg:y="36.802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3" draw:text-style-name="P1" draw:layer="layout" svg:width="4cm" svg:height="2cm" svg:x="12.454cm" svg:y="36.803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3" draw:text-style-name="P1" draw:layer="layout" svg:width="4cm" svg:height="2cm" svg:x="16.454cm" svg:y="36.803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3" draw:text-style-name="P1" draw:layer="layout" svg:width="4cm" svg:height="2cm" svg:x="24.454cm" svg:y="36.80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3" draw:text-style-name="P1" draw:layer="layout" svg:width="4cm" svg:height="2cm" svg:x="28.454cm" svg:y="36.80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3" draw:text-style-name="P1" draw:layer="layout" svg:width="4cm" svg:height="2cm" svg:x="36.454cm" svg:y="36.803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3" draw:text-style-name="P1" draw:layer="layout" svg:width="3.448cm" svg:height="3.45cm" svg:x="40.454cm" svg:y="35.352cm">
            <text:p/>
            <draw:enhanced-geometry svg:viewBox="0 0 21600 21600" draw:glue-points="?f0 0 ?f1 10800 0 21600 10800 21600 21600 21600 ?f7 10800" draw:text-areas="?f1 10800 ?f2 18000 ?f3 7200 ?f4 21600" draw:type="isosceles-triangle" draw:modifiers="216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rect draw:style-name="gr4" draw:text-style-name="P1" draw:layer="layout" svg:width="23.4cm" svg:height="0.4cm" svg:x="10.752cm" svg:y="33.002cm">
            <text:p/>
          </draw:rect>
          <draw:rect draw:style-name="gr4" draw:text-style-name="P1" draw:layer="layout" svg:width="9.15cm" svg:height="0.4cm" svg:x="1.002cm" svg:y="33.002cm">
            <text:p/>
          </draw:rect>
          <draw:rect draw:style-name="gr4" draw:text-style-name="P1" draw:layer="layout" svg:width="9.15cm" svg:height="0.4cm" svg:x="34.752cm" svg:y="33.002cm">
            <text:p/>
          </draw:rect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hatch draw:name="Black_20_90_20_Degrees" draw:display-name="Black 90 Degrees" draw:style="single" draw:color="#000000" draw:distance="0.102cm" draw:rotation="900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9.4cm" fo:page-height="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irka Dell'Oro-Friedl</meta:initial-creator>
    <meta:creation-date>2020-03-10T16:50:45.97</meta:creation-date>
    <dc:date>2020-03-10T17:53:40.41</dc:date>
    <dc:creator>Jirka Dell'Oro-Friedl</dc:creator>
    <meta:editing-duration>PT15M53S</meta:editing-duration>
    <meta:editing-cycles>2</meta:editing-cycles>
    <meta:generator>OpenOffice/4.1.5$Win32 OpenOffice.org_project/415m1$Build-9789</meta:generator>
    <meta:document-statistic meta:object-count="90"/>
  </office:meta>
</office:document-meta>
</file>